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5cm" fo:min-width="12.8cm"/>
    </style:style>
    <style:style style:name="gr2" style:family="graphic" style:parent-style-name="standard">
      <style:graphic-properties draw:textarea-horizontal-align="justify" draw:textarea-vertical-align="middle" draw:auto-grow-height="false" fo:min-height="1.65cm" fo:min-width="6.6cm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8.4cm"/>
    </style:style>
    <style:style style:name="gr4" style:family="graphic" style:parent-style-name="standard">
      <style:graphic-properties draw:textarea-horizontal-align="justify" draw:textarea-vertical-align="middle" draw:auto-grow-height="false" fo:min-height="2.15cm" fo:min-width="11.2cm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5.7cm"/>
    </style:style>
    <style:style style:name="gr6" style:family="graphic" style:parent-style-name="standard">
      <style:graphic-properties draw:textarea-horizontal-align="justify" draw:textarea-vertical-align="middle" draw:auto-grow-height="false" fo:min-height="2.05cm" fo:min-width="2.3cm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11.6cm"/>
    </style:style>
    <style:style style:name="gr8" style:family="graphic" style:parent-style-name="standard">
      <style:graphic-properties draw:textarea-horizontal-align="justify" draw:textarea-vertical-align="middle" draw:auto-grow-height="false" fo:min-height="1.35cm" fo:min-width="9.5cm"/>
    </style:style>
    <style:style style:name="gr9" style:family="graphic" style:parent-style-name="standard">
      <style:graphic-properties draw:textarea-horizontal-align="justify" draw:textarea-vertical-align="middle" draw:auto-grow-height="false" fo:min-height="1.65cm" fo:min-width="6.3cm"/>
    </style:style>
    <style:style style:name="gr10" style:family="graphic" style:parent-style-name="standard">
      <style:graphic-properties draw:textarea-horizontal-align="justify" draw:textarea-vertical-align="middle" draw:auto-grow-height="false" fo:min-height="1.75cm" fo:min-width="6.2cm"/>
    </style:style>
    <style:style style:name="gr11" style:family="graphic" style:parent-style-name="standard">
      <style:graphic-properties draw:textarea-horizontal-align="justify" draw:textarea-vertical-align="middle" draw:auto-grow-height="false" fo:min-height="2.05cm" fo:min-width="6.2cm"/>
    </style:style>
    <style:style style:name="gr12" style:family="graphic" style:parent-style-name="objectwithoutfill">
      <style:graphic-properties draw:marker-end="Arrow" draw:marker-end-width="0.3cm" draw:fill="solid" draw:textarea-vertical-align="middle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85cm" fo:min-width="0.9cm"/>
    </style:style>
    <style:style style:name="gr15" style:family="graphic" style:parent-style-name="standard">
      <style:graphic-properties draw:textarea-horizontal-align="justify" draw:textarea-vertical-align="middle" draw:auto-grow-height="false" fo:min-height="1.55cm" fo:min-width="13.2cm"/>
    </style:style>
    <style:style style:name="gr16" style:family="graphic" style:parent-style-name="standard">
      <style:graphic-properties draw:textarea-horizontal-align="justify" draw:textarea-vertical-align="middle" draw:auto-grow-height="false" fo:min-height="1.35cm" fo:min-width="5.1cm"/>
    </style:style>
    <style:style style:name="gr17" style:family="graphic" style:parent-style-name="standard">
      <style:graphic-properties draw:textarea-horizontal-align="justify" draw:textarea-vertical-align="middle" draw:auto-grow-height="false" fo:min-height="2.75cm" fo:min-width="3.25cm"/>
    </style:style>
    <style:style style:name="gr18" style:family="graphic" style:parent-style-name="standard">
      <style:graphic-properties draw:textarea-horizontal-align="justify" draw:textarea-vertical-align="middle" draw:auto-grow-height="false" fo:min-height="1.26cm" fo:min-width="5.098cm"/>
    </style:style>
    <style:style style:name="gr19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3.3cm" svg:height="2cm" svg:x="3.8cm" svg:y="1.5cm">
          <text:p text:style-name="P1">La ecuacion a resolver es a*x^2+b*x+c=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1cm" svg:height="1.9cm" svg:x="7cm" svg:y="4.5cm">
          <text:p text:style-name="P1">Solicitar a, b y c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9cm" svg:height="1.8cm" svg:x="6cm" svg:y="7.8cm">
          <text:p text:style-name="P1">Calcular la disciminan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7cm" svg:height="2.4cm" svg:x="8.4cm" svg:y="15.6cm">
          <text:p text:style-name="P1">r1 = (- b + sqrt(discriminante)) / (2 * 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2cm" svg:height="1.8cm" svg:x="1.2cm" svg:y="15.7cm">
          <text:p text:style-name="P1">r = (- b) / (2 * a)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6cm" svg:height="4.6cm" svg:x="7.9cm" svg:y="10.5cm">
          <text:p text:style-name="P1">Discriminate &gt;= 0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1" draw:layer="layout" svg:width="12.1cm" svg:height="1.6cm" svg:x="8.2cm" svg:y="20.6cm">
          <text:p text:style-name="P1">r2 = (- b - sqrt(discriminante)) / (2 * a)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0cm" svg:height="1.6cm" svg:x="0.3cm" svg:y="18.6cm">
          <text:p text:style-name="P1">i = sqrt(-discriminante) / (2 * a)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6.8cm" svg:height="1.9cm" svg:x="0.7cm" svg:y="22.9cm">
          <text:p text:style-name="P1">Imprimir r + i y r - i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6.7cm" svg:height="2cm" svg:x="12.5cm" svg:y="23cm">
          <text:p text:style-name="P1">Imprimir r1 y r2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.7cm" svg:height="2.3cm" svg:x="6.3cm" svg:y="25.9cm">
          <text:p text:style-name="P1">FIN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0.5cm" svg:y1="3.5cm" svg:x2="10.5cm" svg:y2="4.5cm">
          <text:p/>
        </draw:line>
        <draw:line draw:style-name="gr12" draw:text-style-name="P2" draw:layer="layout" svg:x1="10.4cm" svg:y1="6.3cm" svg:x2="10.4cm" svg:y2="7.8cm">
          <text:p/>
        </draw:line>
        <draw:line draw:style-name="gr12" draw:text-style-name="P2" draw:layer="layout" svg:x1="10.7cm" svg:y1="9.5cm" svg:x2="10.7cm" svg:y2="10.6cm">
          <text:p/>
        </draw:line>
        <draw:line draw:style-name="gr12" draw:text-style-name="P2" draw:layer="layout" svg:x1="8cm" svg:y1="12.7cm" svg:x2="4.6cm" svg:y2="15.7cm">
          <text:p/>
        </draw:line>
        <draw:line draw:style-name="gr12" draw:text-style-name="P2" draw:layer="layout" svg:x1="13.5cm" svg:y1="12.8cm" svg:x2="15.2cm" svg:y2="15.6cm">
          <text:p/>
        </draw:line>
        <draw:line draw:style-name="gr12" draw:text-style-name="P2" draw:layer="layout" svg:x1="4.2cm" svg:y1="17.4cm" svg:x2="4.2cm" svg:y2="18.6cm">
          <text:p/>
        </draw:line>
        <draw:line draw:style-name="gr12" draw:text-style-name="P2" draw:layer="layout" svg:x1="15.2cm" svg:y1="17.9cm" svg:x2="15.2cm" svg:y2="20.6cm">
          <text:p/>
        </draw:line>
        <draw:line draw:style-name="gr12" draw:text-style-name="P2" draw:layer="layout" svg:x1="4.2cm" svg:y1="20.2cm" svg:x2="4.2cm" svg:y2="23cm">
          <text:p/>
        </draw:line>
        <draw:line draw:style-name="gr12" draw:text-style-name="P2" draw:layer="layout" svg:x1="15.2cm" svg:y1="22.2cm" svg:x2="15.2cm" svg:y2="23.1cm">
          <text:p/>
        </draw:line>
        <draw:line draw:style-name="gr12" draw:text-style-name="P2" draw:layer="layout" svg:x1="9.7cm" svg:y1="23.8cm" svg:x2="9.7cm" svg:y2="25.9cm">
          <text:p/>
        </draw:line>
        <draw:line draw:style-name="gr13" draw:text-style-name="P2" draw:layer="layout" svg:x1="7.5cm" svg:y1="23.8cm" svg:x2="12.5cm" svg:y2="23.8cm">
          <text:p/>
        </draw:line>
        <draw:custom-shape draw:style-name="gr14" draw:text-style-name="P3" draw:layer="layout" svg:width="1.4cm" svg:height="1.1cm" svg:x="5.4cm" svg:y="12.4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4cm" svg:height="1.1cm" svg:x="14.2cm" svg:y="12.4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4cm" svg:height="1.1cm" svg:x="1.7cm" svg:y="0.3cm">
          <text:p text:style-name="P1">Ejercicio 1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Predeterminado">
        <draw:custom-shape draw:style-name="gr1" draw:text-style-name="P1" draw:layer="layout" svg:width="13.3cm" svg:height="2cm" svg:x="3.8cm" svg:y="2.2cm">
          <text:p text:style-name="P1">Generar los números capicuas de 3 dígitos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3.7cm" svg:height="1.8cm" svg:x="3.7cm" svg:y="9cm">
          <text:p text:style-name="P1">Calcular el digito perteneciente a las centenas</text:p>
          <draw:enhanced-geometry svg:viewBox="0 0 21600 21600" draw:type="rectangle" draw:enhanced-path="M 0 0 L 21600 0 21600 21600 0 21600 0 0 Z N"/>
        </draw:custom-shape>
        <draw:custom-shape draw:style-name="gr16" draw:text-style-name="P1" xml:id="id3" draw:id="id3" draw:layer="layout" svg:width="5.6cm" svg:height="1.6cm" svg:x="11.3cm" svg:y="20.6cm">
          <text:p text:style-name="P1">Imprimir i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7.5cm" svg:height="6cm" svg:x="6.7cm" svg:y="14.8cm">
          <text:p text:style-name="P1"><text:s/>Digito de centenas </text:p>
          <text:p text:style-name="P1">igual al digito de</text:p>
          <text:p text:style-name="P1"><text:s/>unidad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draw:layer="layout" svg:width="6.7cm" svg:height="2.3cm" svg:x="6.3cm" svg:y="26.4cm">
          <text:p text:style-name="P1">FIN</text:p>
          <draw:enhanced-geometry svg:viewBox="0 0 21600 21600" draw:type="rectangle" draw:enhanced-path="M 0 0 L 21600 0 21600 21600 0 21600 0 0 Z N"/>
        </draw:custom-shape>
        <draw:line draw:style-name="gr12" draw:text-style-name="P2" draw:layer="layout" svg:x1="10.5cm" svg:y1="4.2cm" svg:x2="10.5cm" svg:y2="5.2cm">
          <text:p/>
        </draw:line>
        <draw:line draw:style-name="gr12" draw:text-style-name="P2" draw:layer="layout" svg:x1="10.5cm" svg:y1="7.5cm" svg:x2="10.5cm" svg:y2="9cm">
          <text:p/>
        </draw:line>
        <draw:line draw:style-name="gr12" draw:text-style-name="P2" draw:layer="layout" svg:x1="10.5cm" svg:y1="10.8cm" svg:x2="10.5cm" svg:y2="11.9cm">
          <text:p/>
        </draw:line>
        <draw:line draw:style-name="gr12" draw:text-style-name="P2" draw:layer="layout" svg:x1="2.4cm" svg:y1="6.3cm" svg:x2="6.1cm" svg:y2="6.3cm">
          <text:p/>
        </draw:line>
        <draw:line draw:style-name="gr12" draw:text-style-name="P2" draw:layer="layout" svg:x1="14.1cm" svg:y1="17.7cm" svg:x2="14.1cm" svg:y2="20.8cm">
          <text:p/>
        </draw:line>
        <draw:line draw:style-name="gr12" draw:text-style-name="P2" draw:layer="layout" svg:x1="10.4cm" svg:y1="13.7cm" svg:x2="10.4cm" svg:y2="14.9cm">
          <text:p/>
        </draw:line>
        <draw:line draw:style-name="gr12" draw:text-style-name="P2" xml:id="id2" draw:id="id2" draw:layer="layout" svg:x1="9.7cm" svg:y1="24.3cm" svg:x2="9.7cm" svg:y2="26.4cm">
          <text:p/>
        </draw:line>
        <draw:line draw:style-name="gr13" draw:text-style-name="P2" draw:layer="layout" svg:x1="2.4cm" svg:y1="17.8cm" svg:x2="6.8cm" svg:y2="17.8cm">
          <text:p/>
        </draw:line>
        <draw:custom-shape draw:style-name="gr14" draw:text-style-name="P3" draw:layer="layout" svg:width="1.4cm" svg:height="1.1cm" svg:x="6.4cm" svg:y="15.6cm">
          <text:p text:style-name="P1">NO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4cm" svg:height="1.1cm" svg:x="12.8cm" svg:y="15.3cm">
          <text:p text:style-name="P1">SI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4cm" svg:height="1.1cm" svg:x="1.7cm" svg:y="1cm">
          <text:p text:style-name="P1">Ejercicio 2</text:p>
          <draw:enhanced-geometry svg:viewBox="0 0 21600 21600" draw:type="rectangle" draw:enhanced-path="M 0 0 L 21600 0 21600 21600 0 21600 0 0 Z N"/>
        </draw:custom-shape>
        <draw:custom-shape draw:style-name="gr18" draw:text-style-name="P1" xml:id="id1" draw:id="id1" draw:layer="layout" svg:width="8.9cm" svg:height="2.4cm" svg:x="5.9cm" svg:y="5.1cm">
          <text:p text:style-name="P1">Desde i = 100</text:p>
          <text:p text:style-name="P1">Hasta i &lt; 1000</text:p>
          <text:p text:style-name="P1">Incremento 1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5" draw:text-style-name="P1" draw:layer="layout" svg:width="13.7cm" svg:height="1.8cm" svg:x="3.7cm" svg:y="11.9cm">
          <text:p text:style-name="P1">Calcular el digito perteneciente a las unidades</text:p>
          <draw:enhanced-geometry svg:viewBox="0 0 21600 21600" draw:type="rectangle" draw:enhanced-path="M 0 0 L 21600 0 21600 21600 0 21600 0 0 Z N"/>
        </draw:custom-shape>
        <draw:line draw:style-name="gr13" draw:text-style-name="P2" xml:id="id4" draw:id="id4" draw:layer="layout" svg:x1="2.4cm" svg:y1="6.3cm" svg:x2="2.4cm" svg:y2="17.1cm">
          <text:p/>
        </draw:line>
        <draw:connector draw:style-name="gr19" draw:text-style-name="P1" draw:layer="layout" draw:line-skew="2.898cm" svg:x1="14.8cm" svg:y1="6.3cm" svg:x2="9.7cm" svg:y2="24.3cm" draw:start-shape="id1" draw:start-glue-point="7" draw:end-shape="id2" draw:end-glue-point="0" svg:d="M14800 6300h3400v18000h-8500" svg:viewBox="0 0 8501 18001">
          <text:p/>
        </draw:connector>
        <draw:connector draw:style-name="gr19" draw:text-style-name="P1" draw:layer="layout" svg:x1="14.1cm" svg:y1="22.2cm" svg:x2="2.4cm" svg:y2="17.1cm" draw:start-shape="id3" draw:start-glue-point="2" draw:end-shape="id4" draw:end-glue-point="2" svg:d="M14100 22200v501h-11700v-5601" svg:viewBox="0 0 11701 560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  <style:font-face style:name="Roboto" svg:font-family="Roboto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SC Regular" style:font-family-asian="'Noto Sans SC Regular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3-02T20:06:45.580484321</meta:creation-date>
    <dc:date>2020-03-02T21:03:22.734665221</dc:date>
    <meta:editing-duration>PT9M27S</meta:editing-duration>
    <meta:editing-cycles>3</meta:editing-cycles>
    <meta:generator>LibreOffice/6.3.3.2.0$Linux_X86_64 LibreOffice_project/30$Build-2</meta:generator>
    <meta:document-statistic meta:object-count="46"/>
  </office:meta>
</office:document-meta>
</file>